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fo:margin-top="0in" fo:margin-bottom="0.0835in" loext:contextual-spacing="false"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style>
    <style:style style:name="P139" style:family="paragraph" style:parent-style-name="Text_20_body">
      <style:paragraph-properties fo:margin-left="0in" fo:margin-right="0in" fo:text-align="justify" style:justify-single-word="false" fo:text-indent="0.1965in" style:auto-text-indent="false"/>
      <style:text-properties officeooo:paragraph-rsid="00170a2c"/>
    </style:style>
    <style:style style:name="P140" style:family="paragraph" style:parent-style-name="Text_20_body">
      <style:paragraph-properties fo:margin-left="0in" fo:margin-right="0in" fo:text-align="center" style:justify-single-word="false" fo:text-indent="0.1965in" style:auto-text-indent="false"/>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b08c" officeooo:paragraph-rsid="001eb08c"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paragraph-rsid="001da49d" style:font-style-asian="italic" style:font-style-complex="italic"/>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language="en" fo:country="US" officeooo:rsid="001eb08c"/>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1b4d73" style:font-style-asian="italic" style:font-style-complex="italic"/>
    </style:style>
    <style:style style:name="T25" style:family="text">
      <style:text-properties fo:font-style="italic" officeooo:rsid="001cd3eb"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en" fo:country="US"/>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officeooo:rsid="00170a2c"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style:use-window-font-color="true" fo:language="uk" fo:country="UA" fo:font-style="normal" fo:font-weight="normal" style:font-style-asian="normal" style:font-weight-asian="normal" style:font-style-complex="normal" style:font-weight-complex="normal"/>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language="fr" fo:country="FR"/>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loext:char-shading-value="0" style:font-style-asian="normal" style:font-weight-asian="normal" style:font-style-complex="normal" style:font-weight-complex="normal"/>
    </style:style>
    <style:style style:name="T63" style:family="text">
      <style:text-properties fo:font-style="normal" style:text-underline-style="none"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font-size="14pt" fo:language="en" fo:country="US" fo:font-weight="bold" style:font-size-asian="14pt" style:font-weight-asian="bold" style:font-size-complex="14pt" style:font-weight-complex="bold"/>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9pt" style:font-size-asian="9pt" style:font-size-complex="9pt"/>
    </style:style>
    <style:style style:name="T88" style:family="text">
      <style:text-properties fo:font-size="12pt" style:font-size-asian="12pt" style:font-size-complex="12pt"/>
    </style:style>
    <style:style style:name="T89" style:family="text">
      <style:text-properties officeooo:rsid="001606bb"/>
    </style:style>
    <style:style style:name="T90" style:family="text">
      <style:text-properties officeooo:rsid="00170a2c"/>
    </style:style>
    <style:style style:name="T91" style:family="text">
      <style:text-properties officeooo:rsid="00185533"/>
    </style:style>
    <style:style style:name="T92" style:family="text">
      <style:text-properties officeooo:rsid="00185a14"/>
    </style:style>
    <style:style style:name="T93" style:family="text">
      <style:text-properties officeooo:rsid="0019d030"/>
    </style:style>
    <style:style style:name="T94" style:family="text">
      <style:text-properties officeooo:rsid="001b4d73"/>
    </style:style>
    <style:style style:name="T95" style:family="text">
      <style:text-properties officeooo:rsid="001cd3eb"/>
    </style:style>
    <style:style style:name="T96" style:family="text">
      <style:text-properties officeooo:rsid="001eb08c"/>
    </style:style>
    <style:style style:name="T97" style:family="text">
      <style:text-properties officeooo:rsid="002036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2"/>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7">Дайсон.</text:span></text:p>
      <text:p text:style-name="P72"><text:span text:style-name="T8">– </text:span><text:span text:style-name="T67">Сколько тебе лет?</text:span></text:p>
      <text:p text:style-name="P72"><text:span text:style-name="T8">– </text:span><text:span text:style-name="T67">Два года с начала запуска кластера.</text:span></text:p>
      <text:p text:style-name="P72"><text:span text:style-name="T8">– </text:span><text:span text:style-name="T67">Какой сейчас год?</text:span></text:p>
      <text:p text:style-name="P72"><text:span text:style-name="T8">– </text:span><text:span text:style-name="T22">20</text:span><text:span text:style-name="T21">18</text:span><text:span text:style-name="T67">-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1">incompartible interface Analytics v.0.93 beta</text:span>”</text:p>
      <text:p text:style-name="P33">Ага, уже теплее.</text:p>
      <text:p text:style-name="P33"/>
      <text:p text:style-name="P72"><text:span text:style-name="T8">– Нэш</text:span><text:span text:style-name="T67">,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7">34-хэтажного</text:span> корпуса <text:span text:style-name="T27">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4">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3"> </text:span><text:span text:style-name="T34">Юджина</text:span><text:span text:style-name="T1">,</text:span> <text:span text:style-name="T20">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4">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5">А у нас получается… </text:span><text:span text:style-name="T2">–</text:span><text:span text:style-name="T55">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7">Тридцать четвёртый</text:span> этаж! Пиздец <text:span text:style-name="T1">—</text:span> успел подумать я и сознание выключилось.</text:p>
      <text:p text:style-name="P1"/>
      <text:h text:style-name="P145" text:outline-level="2">2. Пробуждение</text:h>
      <text:p text:style-name="P31"/>
      <text:p text:style-name="P1"><text:span text:style-name="T39">Сознание рестартовало после того, как я гребанулся </text:span><text:span text:style-name="T55">затылком и плечами об каменный пол. Открыл глаза, тщётно пытаясь вдохнуть. Образ, </text:span><text:span text:style-name="T2">который я </text:span><text:span text:style-name="T55">пару мгновений назад </text:span><text:span text:style-name="T2">видел на фоне </text:span><text:span text:style-name="T55">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5">розов</text:span><text:span text:style-name="T2">атый</text:span><text:span text:style-name="T55"> нос, венчающая голову </text:span><text:span text:style-name="T2">высокая тиара</text:span><text:span text:style-name="T55">.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 да и не должно быть —это же не ЛСД какой-нибудь</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4">…</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4">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3">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3">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45"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423139926892286470"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31">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1">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1">В Додж-Сити продолжаются исчезновения пони. Шериф подал в отставку…</text:span>”. “<text:span text:style-name="T31">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3">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3">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3">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72">Прижав </text:span>уши к голове, <text:span text:style-name="T72">она дала</text:span> задний ход <text:span text:style-name="T72">и </text:span>выкарабкалась обратно. Окинув библиотеку отчаянным взглядом, <text:span text:style-name="T7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7">Тумбочка.</text:span> Листок… <text:span text:style-name="T8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8">Всё пошло не так. Не могу уловить точку концентрации. Сила приложена к чему-то большему, чем лист бумаги. К чему-то неизмеримо большему. </text:span><text:span text:style-name="T8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8">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7">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31">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1">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1">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72">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6">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45"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72">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промежности,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text:span text:style-name="T89">вертелась</text:span>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text:span text:style-name="T89">не торопись</text:span>,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text:span text:style-name="T89">п</text:span>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pan text:style-name="T89">Н</text:span>аконец, <text:span text:style-name="T89">я</text:span>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39">На этот раз они не лгали. Я не могла поверить в это, но сейчас они говорили от души. Это было какое-то сумасшествие! <text:span text:style-name="T36">О</text:span>н<text:span text:style-name="T90">и</text:span> искренне верили <text:span text:style-name="T90">в ф</text:span>абрик<text:span text:style-name="T90">у</text:span>, перерабатывающ<text:span text:style-name="T90">ую</text:span> не сдавших лётные экзамены жеребят <text:span text:style-name="T90">в</text:span>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text:span text:style-name="T90">войн и </text:span>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text:span text:style-name="T91">Нашему</text:span> испорченному <text:span text:style-name="T91">сну</text:span>!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text:span text:style-name="T91">Наших</text:span>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text:span text:style-name="T91">Н</text:span>ас всё это время??? Но кто??? Кто их отец?!! КТО ЭТОТ… !!!</text:p>
      <text:p text:style-name="P3">От волнения Лулу перешла на грандэквестрийский. Мне пришлось заткнуть ей <text:span text:style-name="T91">крылом </text:span>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text:span text:style-name="T91">ь</text:span> на их сны. <text:span text:style-name="T91">Там есть нечто крайне тревожное.</text:span></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text:span text:style-name="T92">до сих пор </text:span>существ<text:span text:style-name="T92">ует</text:span>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text:span text:style-name="T93">т</text:span> на нет шансы последних сделать карьеру в их <text:s/>обществе.</text:p>
      <text:p text:style-name="P3">– Погоди немного, <text:span text:style-name="T93">Мы</text:span>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text:span text:style-name="T93">упала</text:span>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text:span text:style-name="T93">Мы</text:span>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text:span text:style-name="T94">Мы</text:span> нашл<text:span text:style-name="T94">и</text:span> причину. Ткань реальности истончилась и через потёртость стали просачиваться видения из внешних миров. И то, что <text:span text:style-name="T94">Мы</text:span> заметил<text:span text:style-name="T94">и</text:span> краем глаза, сестра, <text:span text:style-name="T94">Нам</text:span> совсем не понравилось. Некоторые миры любопытны, но далеко не каждый пони сможет выдержать ту мерзость, что царит в большинстве видений! <text:span text:style-name="T94">Нам</text:span> удалось склеить повреждение, но ткань <text:span text:style-name="T94">стала </text:span>совсем непрочная. Скоро она протрётся <text:s/>ещё в нескольких местах. И когда разрывы станут достаточно большими, <text:span text:style-name="T94">начнут</text:span>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text:span text:style-name="T94">Сомбра развоплощён. </text:span>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47"><text:span text:style-name="T11"/></text:p>
      <text:p text:style-name="P143">“Дорогая Твайлайт Спаркл! Очень рада, что моё следующее задание для тебя послужит нам поводом встретиться в Кантерлоте<text:span text:style-name="T94">! Мне не терпится</text:span> <text:s/><text:span text:style-name="T95">провести с тобой вечер за чашечкой чая, вспоминая время, когда ты была моим любимейшим учеником, а я — твоим учителем (смею надеяться, таким же любимейшим). </text:span></text:p>
      <text:p text:style-name="P1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text:span text:style-name="T96">кошмарных</text:span> снов жеребят?</text:p>
      <text:p text:style-name="P47">– Да, их и других подобных, начавшихся <text:span text:style-name="T96">с той пору</text:span>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text:span><text:span text:style-name="T18">Как правило, о</text:span><text:span text:style-name="T11">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142">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text:span text:style-name="T97">С медлительностью айсберга</text:span>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text:soft-page-break/>Убегающий вверх край стены скрыл её от меня на <text:span text:style-name="T97">мгновение</text:span>. <text:span text:style-name="T97">Затем</text:span> в сиреневом небе появился силуэт аликорницы, распростёршей в прыжке <text:span text:style-name="T97">крылья</text:span>.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5">— вся архитектура явно </text:span><text:span text:style-name="T35">была </text:span><text:span text:style-name="T45">заточена под крылатых. Таких, для которых приземлиться на балкон в тронном зале или уйти через портик на крыше</text:span><text:span text:style-name="T60"> </text:span><text:span text:style-name="T45">—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text:soft-page-break/>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5">упором в виде </text:span><text:span text:style-name="T45">голов</text:span><text:span text:style-name="T35">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5"> </text:span><text:span text:style-name="T35">Его центр занимал высокий </text:span><text:span text:style-name="T45">кругл</text:span><text:span text:style-name="T35">ый</text:span><text:span text:style-name="T45"> </text:span><text:span text:style-name="T35">футон</text:span><text:span text:style-name="T45"> </text:span><text:span text:style-name="T35">с</text:span><text:span text:style-name="T45"> велик</text:span><text:span text:style-name="T35">им</text:span><text:span text:style-name="T45"> множество</text:span><text:span text:style-name="T35">м</text:span><text:span text:style-name="T45"> подушек. Среди них я с удивлением заметил плюшевую единорожку </text:span><text:span text:style-name="T35">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text:soft-page-break/>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text:soft-page-break/>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5">–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50">– </text:span>“<text:span text:style-name="T1">Что я могу сделать, чтобы вернуть всё назад?</text:span>”</text:p>
      <text:p text:style-name="P15"><text:span text:style-name="T50">– </text:span><text:span text:style-name="T35">Так и сказала?</text:span></text:p>
      <text:p text:style-name="P1"><text:span text:style-name="T45">– </text:span><text:span text:style-name="T35">Да, </text:span><text:span text:style-name="T37">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0">– </text:span><text:span text:style-name="T35">Что бы это значило, Флер?</text:span></text:p>
      <text:p text:style-name="P15"><text:span text:style-name="T50">–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text:soft-page-break/></text:p>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text:soft-page-break/>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text:soft-page-break/>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6">&lt;</text:span><text:span text:style-name="T65">Mark Knopfler - </text:span><text:span text:style-name="T64">Hill Farmer's Blues</text:span><text:span text:style-name="T46">&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text:soft-page-break/>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2">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oft-page-break/>–<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text:soft-page-break/>–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text:soft-page-break/>–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text:soft-page-break/>–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5">исчезновений уже год. Почту за честь работать </text:span><text:span text:style-name="T35">под твоим руководством</text:span><text:span text:style-name="T45">. Подожди немного, я </text:span><text:span text:style-name="T35">от</text:span><text:span text:style-name="T45">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text:soft-page-break/>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text:span><text:soft-page-break/><text:span text:style-name="T11">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text:soft-page-break/>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7">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6">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9">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text:soft-page-break/>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text:soft-page-break/>У меня есть прорыв по расследованию! Твайлайт Спаркл вышла на Откровение с помощью заклинания <text:span text:style-name="T27">&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soft-page-break/>…</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text:soft-page-break/>–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6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7">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text:soft-page-break/>–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text:soft-page-break/>–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oft-page-break/><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text:soft-page-break/></text:p>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7">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7">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oft-page-break/><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7">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oft-page-break/><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7">эт правда?</text:span></text:p>
      <text:p text:style-name="P47"><text:span text:style-name="T15">– </text:span><text:span text:style-name="T67">Какая из? Их много, вообще-то. Ик!</text:span></text:p>
      <text:p text:style-name="P47"><text:span text:style-name="T15">– </text:span><text:span text:style-name="T67">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7">Макс, </text:span><text:span text:style-name="T15">– </text:span><text:span text:style-name="T67">захихикала Пинки, взъерошив копытами розовые кудряшки и попытавшись соорудить из них бороду, </text:span><text:span text:style-name="T1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7">Ты что-о-о! Нельзя любить фаэри! Она похитит твоё сердце, и ты будешь искать её, пока не... </text:span><text:span text:style-name="T15">– </text:span><text:span text:style-name="T67">Пинки погрузилась в так и не съеденный салат «по-Кантерлотски» и захрапела.</text:span></text:p>
      <text:p text:style-name="P47"><text:span text:style-name="T15">– </text:span><text:span text:style-name="T67">Пока не умру?</text:span></text:p>
      <text:p text:style-name="P47"><text:span text:style-name="T15">– </text:span><text:span text:style-name="T67">Нет, глупенький, </text:span><text:span text:style-name="T15">– </text:span><text:span text:style-name="T67">пробулькала Пинки из миски. </text:span><text:span text:style-name="T15">– </text:span><text:span text:style-name="T67">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text:soft-page-break/>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oft-page-break/><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text:soft-page-break/>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31">Обмен рулит</text:span>!»</text:p>
      <text:p text:style-name="P59"><text:soft-page-break/>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oft-page-break/><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0"><text:soft-page-break/><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text:soft-page-break/>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oft-page-break/><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text:soft-page-break/>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text:soft-page-break/>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1">Исчезновение дневной главы диархии: Эквестрия в панике!</text:span>» (статья двухдневной давности).</text:p>
      <text:p text:style-name="P50">«<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0">«<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text:span><text:soft-page-break/><text:span text:style-name="T1">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70">David Bowie - Lets Dance/ Ashes To Ashes</text:span></text:p>
      <text:p text:style-name="P40"><text:span text:style-name="T70">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text:soft-page-break/>–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1">Добро пожаловать в Груммингтон! Вам здесь рады!</text:span></text:p>
      <text:p text:style-name="P50"><text:span text:style-name="T31">Население города </text:span><text:span text:style-name="T71">302 пони</text:span><text:span text:style-name="T31">.</text:span></text:p>
      <text:p text:style-name="P50"><text:span text:style-name="T71">250 пони</text:span><text:span text:style-name="T31">.</text:span></text:p>
      <text:p text:style-name="P50"><text:span text:style-name="T71">125 поней</text:span><text:span text:style-name="T31">.</text:span></text:p>
      <text:p text:style-name="P50"><text:span text:style-name="T31">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oft-page-break/>«<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3">Дружба </text:span><text:span text:style-name="T41">—</text:span><text:span text:style-name="T23"> </text:span><text:span text:style-name="T3">э</text:span><text:span text:style-name="T23">то, </text:span><text:span text:style-name="T73">так её </text:span><text:span text:style-name="T3">разэтак</text:span><text:span text:style-name="T73">,</text:span><text:span text:style-name="T23"> магия!</text:span><text:span text:style-name="T60">»</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text:soft-page-break/>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text:soft-page-break/>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text:soft-page-break/>–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1">37 пни</text:span></text:p>
      <text:p text:style-name="P68"><text:soft-page-break/>24пн</text:p>
      <text:p text:style-name="P68">15</text:p>
      <text:p text:style-name="P50"><text:span text:style-name="T31">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1">Добро пожаловать в Груммингтон! Вам здесь рады!</text:span></text:p>
      <text:p text:style-name="P50"><text:span text:style-name="T31">Население города </text:span><text:span text:style-name="T71">302 пони</text:span><text:span text:style-name="T31">.</text:span></text:p>
      <text:p text:style-name="P50"><text:span text:style-name="T71">250 пони</text:span><text:span text:style-name="T31">.</text:span></text:p>
      <text:p text:style-name="P50"><text:span text:style-name="T71">125 поней</text:span><text:span text:style-name="T31">.</text:span></text:p>
      <text:p text:style-name="P50"><text:span text:style-name="T31">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9">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text:soft-page-break/></text:p>
      <text:h text:style-name="Heading_20_2" text:outline-level="2">18. Филлидельфия</text:h>
      <text:p text:style-name="P40">&lt;<text:span text:style-name="T58">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text:soft-page-break/>–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text:soft-page-break/>–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text:soft-page-break/>&lt;<text:span text:style-name="T27">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text:soft-page-break/>–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3">пишешь</text:span><text:span text:style-name="T53">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4">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oft-page-break/><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7">Макс! Я </text:span><text:span text:style-name="T29">— </text:span><text:span text:style-name="T27">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8">Mothley Crue – Cickstart my heart</text:span>&gt;</text:p>
      <text:p text:style-name="P52">«<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text:soft-page-break/></text:p>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oft-page-break/><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72">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text:soft-page-break/>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text:soft-page-break/>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8">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text:soft-page-break/>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oft-page-break/><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4">– </text:span><text:span text:style-name="T33">Шейла! Шейла Блюскай! И я уже не малышка! </text:span><text:span text:style-name="T44">– </text:span><text:span text:style-name="T33">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7">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oft-page-break/><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text:soft-page-break/>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oft-page-break/><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oft-page-break/><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8">—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16">– О небо! Теперь Мы понимаем, почему она так ослабела! Как это в стиле Сестры </text:span><text:span text:style-name="T68">—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8">—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text:soft-page-break/>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6"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text:soft-page-break/>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text:soft-page-break/>–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text:soft-page-break/>–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text:soft-page-break/>–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9">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text:soft-page-break/>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soft-page-break/>***</text:p>
      <text:p text:style-name="P41"/>
      <text:p text:style-name="P47"><text:span text:style-name="T68">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8">—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4">–</text:span><text:span text:style-name="T33">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2">трид</text:span><text:span text:style-name="T1">цать лет, если его сменят через </text:span><text:span text:style-name="T72">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1">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text:soft-page-break/>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7">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18"/>
      <text:p text:style-name="P42">~~~~~</text:p>
      <text:p text:style-name="P18">&lt;<text:span text:style-name="T28">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7" text:outline-level="3">Воскресение</text:h>
      <text:p text:style-name="P47">&lt;<text:span text:style-name="T84">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9">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text:soft-page-break/>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text:soft-page-break/>–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text:soft-page-break/>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7"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text:soft-page-break/>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soft-page-break/>…</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text:soft-page-break/></text:p>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text:soft-page-break/>–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text:soft-page-break/>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text:soft-page-break/>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text:soft-page-break/></text:p>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8">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45"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oft-page-break/><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text:soft-page-break/>–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7">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text:soft-page-break/>– Что? – ступил я.</text:p>
      <text:p text:style-name="P113"><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text:soft-page-break/>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text:soft-page-break/>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text:soft-page-break/></text:h>
      <text:h text:style-name="Heading_20_2" text:outline-level="2">2<text:span text:style-name="T1">8</text:span>. Разговор за столиком в <text:span text:style-name="T1">ночи</text:span></text:h>
      <text:p text:style-name="First_20_line_20_indent"><text:span text:style-name="T11">&lt;</text:span><text:span text:style-name="T59">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text:soft-page-break/>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oft-page-break/><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5">Я ПОНЯЛ, КТО ТЫ!!! КАК </text:span><text:span text:style-name="T86">ЖЕ </text:span><text:span text:style-name="T85">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5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7">–</text:span><text:span text:style-name="T51"> Анакорн подавил короткий смешок. </text:span><text:span text:style-name="T4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text:soft-page-break/>Анакорн постучал по столику карандашом. Карта Эквестрии поднялась над столом и свернулась в шар Эквуса. Голограмма<text:span text:style-name="T51">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3">.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51">– К сожалению, не </text:span><text:span text:style-name="T54">получится</text:span><text:span text:style-name="T5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1"><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51">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53">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5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5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51">–</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3">– Ты уже устранил крупнейший дефект Эквестрии </text:span><text:span text:style-name="T51">—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1">—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51">–</text:span><text:span text:style-name="T33"> А кьютимарки? Как, разрази меня квазар, объяснить кьютимарки? </text:span><text:span text:style-name="T51">–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5">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5"> точнее, дерево схожих миров Эквуса </text:span><text:span text:style-name="T62">—</text:span><text:span text:style-name="T55"> создали брони. Разумеется, стержнем им послужил именно сериал, но каждый фанфик </text:span><text:span text:style-name="T62">—</text:span><text:span text:style-name="T55">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5">– Наконец-то я вижу свет в конце тоннеля! Как это не пришло мне в голову! Ты всё отлично увязал! Всё сходится! Более того </text:span><text:span text:style-name="T62">—</text:span><text:span text:style-name="T55"> Анакорн заговорщически подмигнул мне </text:span><text:span text:style-name="T62">—</text:span><text:span text:style-name="T55">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й эквестрийской реальности</text:span><text:span text:style-name="T55">!</text:span></text:p>
      <text:p text:style-name="P101">Я подозрительно посмотрел на Анакорна.</text:p>
      <text:p text:style-name="P100"><text:span text:style-name="T17">– </text:span><text:span text:style-name="T55">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oft-page-break/><text:span text:style-name="T17">– </text:span><text:span text:style-name="T55">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62">—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text:soft-page-break/>–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4">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oft-page-break/><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8">–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3">Хочу, чтобы ты </text:span><text:span text:style-name="T34">делал мне почесушки</text:span><text:span text:style-name="T33">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8">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20T15:25:54.618149499</dc:date>
    <meta:editing-duration>P134DT20H7M47S</meta:editing-duration>
    <meta:editing-cycles>8174</meta:editing-cycles>
    <meta:generator>LibreOffice/5.1.6.2$Linux_X86_64 LibreOffice_project/10m0$Build-2</meta:generator>
    <meta:document-statistic meta:table-count="0" meta:image-count="0" meta:object-count="0" meta:page-count="207" meta:paragraph-count="4398" meta:word-count="92143" meta:character-count="609997" meta:non-whitespace-character-count="517943"/>
  </office:meta>
</office:document-meta>
</file>